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M Mono 12" svg:font-family="'LM Mono 12'" style:font-pitch="fixed"/>
    <style:font-face style:name="LM Roman Demi 10" svg:font-family="'LM Roman Demi 10'"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2493in" fo:margin-left="-0.6417in" fo:margin-top="0in" fo:margin-bottom="0in" table:align="left" style:writing-mode="lr-tb"/>
    </style:style>
    <style:style style:name="Table1.A" style:family="table-column">
      <style:table-column-properties style:column-width="1.178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B1" style:family="table-cell">
      <style:table-cell-properties style:vertical-align="middle" fo:padding-left="0.0785in" fo:padding-right="0.075in" fo:padding-top="0in" fo:padding-bottom="0in" fo:border="0.5pt solid #00000a"/>
    </style:style>
    <style:style style:name="Table1.2" style:family="table-row">
      <style:table-row-properties style:min-row-height="0.6764in" fo:keep-together="auto"/>
    </style:style>
    <style:style style:name="Table1.3" style:family="table-row">
      <style:table-row-properties style:min-row-height="1.7278in" fo:keep-together="auto"/>
    </style:style>
    <style:style style:name="Table1.A4"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P1" style:family="paragraph" style:parent-style-name="Standard">
      <style:text-properties fo:color="#000000" style:font-name="LM Mono 12"/>
    </style:style>
    <style:style style:name="P2" style:family="paragraph" style:parent-style-name="Standard">
      <style:text-properties style:font-name="LM Mono 12"/>
    </style:style>
    <style:style style:name="P3" style:family="paragraph" style:parent-style-name="Standard">
      <style:text-properties style:font-name="LM Mono 12" officeooo:paragraph-rsid="0019868c"/>
    </style:style>
    <style:style style:name="P4" style:family="paragraph" style:parent-style-name="Standard">
      <style:paragraph-properties fo:text-align="center" style:justify-single-word="false"/>
      <style:text-properties style:font-name="LM Mono 12" officeooo:rsid="001b1155" officeooo:paragraph-rsid="001b1155"/>
    </style:style>
    <style:style style:name="P5" style:family="paragraph" style:parent-style-name="Standard">
      <style:paragraph-properties fo:text-align="justify" style:justify-single-word="false"/>
      <style:text-properties style:font-name="LM Mono 12" officeooo:rsid="001b1155" officeooo:paragraph-rsid="001b1155"/>
    </style:style>
    <style:style style:name="P6" style:family="paragraph" style:parent-style-name="Standard">
      <style:paragraph-properties fo:text-align="justify" style:justify-single-word="false"/>
      <style:text-properties style:font-name="LM Mono 12" officeooo:rsid="001b1155" officeooo:paragraph-rsid="001b6dfd"/>
    </style:style>
    <style:style style:name="P7" style:family="paragraph" style:parent-style-name="Standard">
      <style:paragraph-properties fo:text-align="center" style:justify-single-word="false"/>
      <style:text-properties style:font-name="LM Mono 12" fo:font-size="18pt" style:text-underline-style="solid" style:text-underline-width="auto" style:text-underline-color="font-color" fo:font-weight="bold" officeooo:rsid="001b1155" officeooo:paragraph-rsid="001b1155" style:font-size-asian="18pt" style:font-weight-asian="bold" style:font-size-complex="18pt" style:font-weight-complex="bold"/>
    </style:style>
    <style:style style:name="P8" style:family="paragraph" style:parent-style-name="Standard">
      <style:paragraph-properties fo:margin-top="0in" fo:margin-bottom="0in" style:contextual-spacing="false"/>
      <style:text-properties style:font-name="LM Mono 12" officeooo:paragraph-rsid="001b1155"/>
    </style:style>
    <style:style style:name="P9" style:family="paragraph" style:parent-style-name="Standard">
      <style:paragraph-properties fo:margin-top="0in" fo:margin-bottom="0in" style:contextual-spacing="false"/>
      <style:text-properties style:font-name="LM Mono 12" officeooo:rsid="001b1155" officeooo:paragraph-rsid="001b1155"/>
    </style:style>
    <style:style style:name="P10" style:family="paragraph" style:parent-style-name="Standard">
      <style:paragraph-properties fo:margin-top="0in" fo:margin-bottom="0in" style:contextual-spacing="false" fo:text-align="center" style:justify-single-word="false"/>
      <style:text-properties style:font-name="LM Mono 12" fo:font-style="normal" style:text-underline-style="solid" style:text-underline-width="auto" style:text-underline-color="font-color" fo:font-weight="bold" officeooo:rsid="001b1155" officeooo:paragraph-rsid="001b1155" style:font-style-asian="normal" style:font-weight-asian="bold" style:font-style-complex="normal" style:font-weight-complex="bold"/>
    </style:style>
    <style:style style:name="P11" style:family="paragraph" style:parent-style-name="Standard">
      <style:paragraph-properties fo:margin-top="0in" fo:margin-bottom="0in" style:contextual-spacing="false" fo:text-align="center" style:justify-single-word="false"/>
      <style:text-properties style:font-name="LM Mono 12" style:text-underline-style="solid" style:text-underline-width="auto" style:text-underline-color="font-color" fo:font-weight="bold" officeooo:paragraph-rsid="0019868c" style:font-weight-asian="bold" style:font-name-complex="Arial1"/>
    </style:style>
    <style:style style:name="P12" style:family="paragraph" style:parent-style-name="Standard">
      <style:paragraph-properties fo:margin-top="0in" fo:margin-bottom="0in" style:contextual-spacing="false" fo:text-align="center" style:justify-single-word="false"/>
      <style:text-properties style:font-name="LM Mono 12" officeooo:paragraph-rsid="0019868c"/>
    </style:style>
    <style:style style:name="P13" style:family="paragraph" style:parent-style-name="Standard">
      <style:paragraph-properties fo:margin-top="0in" fo:margin-bottom="0in" style:contextual-spacing="false" fo:text-align="center" style:justify-single-word="false"/>
      <style:text-properties style:font-name="LM Mono 12" fo:font-weight="bold" officeooo:paragraph-rsid="0019868c" style:font-weight-asian="bold" style:font-name-complex="Arial1"/>
    </style:style>
    <style:style style:name="P14" style:family="paragraph" style:parent-style-name="Standard">
      <style:paragraph-properties fo:margin-top="0in" fo:margin-bottom="0in" style:contextual-spacing="false" fo:text-align="center" style:justify-single-word="false"/>
      <style:text-properties style:font-name="LM Mono 12" officeooo:rsid="0019868c" officeooo:paragraph-rsid="0019868c"/>
    </style:style>
    <style:style style:name="P15" style:family="paragraph" style:parent-style-name="Standard">
      <style:paragraph-properties fo:margin-top="0in" fo:margin-bottom="0in" style:contextual-spacing="false" fo:text-align="center" style:justify-single-word="false"/>
      <style:text-properties style:font-name="LM Mono 12" officeooo:rsid="00199b79" officeooo:paragraph-rsid="00199b79"/>
    </style:style>
    <style:style style:name="P16" style:family="paragraph" style:parent-style-name="Standard" style:master-page-name="Standard">
      <style:paragraph-properties fo:margin-top="0in" fo:margin-bottom="0in" style:contextual-spacing="false" style:page-number="auto"/>
      <style:text-properties style:font-name="LM Mono 12" officeooo:rsid="001b1155" officeooo:paragraph-rsid="001b1155"/>
    </style:style>
    <style:style style:name="T1" style:family="text">
      <style:text-properties fo:color="#000000" fo:font-size="10pt" style:font-size-asian="10pt"/>
    </style:style>
    <style:style style:name="T2" style:family="text">
      <style:text-properties fo:font-weight="bold" style:font-weight-asian="bold" style:font-name-complex="Arial1"/>
    </style:style>
    <style:style style:name="T3" style:family="text">
      <style:text-properties fo:font-weight="bold" officeooo:rsid="0019868c" style:font-weight-asian="bold" style:font-name-complex="Arial1"/>
    </style:style>
    <style:style style:name="T4" style:family="text">
      <style:text-properties style:font-name-complex="Arial1"/>
    </style:style>
    <style:style style:name="T5" style:family="text">
      <style:text-properties officeooo:rsid="001b1155" style:font-name-complex="Arial1"/>
    </style:style>
    <style:style style:name="T6" style:family="text">
      <style:text-properties officeooo:rsid="001ca6c7" style:font-name-complex="Arial1"/>
    </style:style>
    <style:style style:name="T7" style:family="text">
      <style:text-properties fo:font-size="10pt" style:font-size-asian="10pt"/>
    </style:style>
    <style:style style:name="T8" style:family="text">
      <style:text-properties fo:font-size="10pt" officeooo:rsid="001b1155" style:font-size-asian="10pt"/>
    </style:style>
    <style:style style:name="T9" style:family="text">
      <style:text-properties officeooo:rsid="001b6dfd"/>
    </style:style>
    <style:style style:name="T10" style:family="text">
      <style:text-properties officeooo:rsid="001ca6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niversidad <text:span text:style-name="T10">Simón</text:span> <text:span text:style-name="T10">Bolívar</text:span></text:p>
      <text:p text:style-name="P8"><text:span text:style-name="T4">Nombre: </text:span><text:span text:style-name="T5">Francisco Sucre</text:span></text:p>
      <text:p text:style-name="P8"><text:span text:style-name="T4">Carnet: 10-10</text:span><text:span text:style-name="T5">717</text:span></text:p>
      <text:p text:style-name="P9"><text:span text:style-name="T4">Calculo </text:span><text:span text:style-name="T6">Numérico</text:span></text:p>
      <text:p text:style-name="P9"/>
      <text:p text:style-name="P10"><text:span text:style-name="T4">Laboratorio 5</text:span></text:p>
      <text:p text:style-name="P3"><text:span text:style-name="T1"><text:s text:c="8"/></text:span></text:p>
      <text:p text:style-name="P2"><text:span text:style-name="T1"><text:s text:c="4"/></text:span></text:p>
      <text:p text:style-name="P1"><text:span text:style-name="T7"><text:s/>4. Elabore una tabla con los resultados obtenidos y escriba sus conclusiones de manera concisa y </text:span><text:span text:style-name="T8">analítica</text:span><text:span text:style-name="T7">, interprete los resultados que observa e indique el </text:span><text:span text:style-name="T8">método</text:span><text:span text:style-name="T7"> que Ud. </text:span><text:span text:style-name="T8">recomendaría</text:span><text:span text:style-name="T7"> y por que. <text:s/></text:span></text:p>
      <text:p text:style-name="P3"/>
      <text:p text:style-name="P3"/>
      <table:table table:name="Table1" table:style-name="Table1">
        <table:table-column table:style-name="Table1.A" table:number-columns-repeated="7"/>
        <table:table-row table:style-name="Table1.1">
          <table:table-cell table:style-name="Table1.A1" table:number-rows-spanned="2" office:value-type="string">
            <text:p text:style-name="P11"/>
          </table:table-cell>
          <table:table-cell table:style-name="Table1.B1" table:number-columns-spanned="2" office:value-type="string">
            <text:p text:style-name="P12"><text:span text:style-name="T2">GAUUS SEIDE</text:span></text:p>
          </table:table-cell>
          <table:covered-table-cell/>
          <table:table-cell table:style-name="Table1.B1" table:number-columns-spanned="2" office:value-type="string">
            <text:p text:style-name="P12"><text:span text:style-name="T2">JACOBI</text:span></text:p>
          </table:table-cell>
          <table:covered-table-cell/>
          <table:table-cell table:style-name="Table1.B1" table:number-columns-spanned="2" office:value-type="string">
            <text:p text:style-name="P12"><text:span text:style-name="T2">FACTOR LU</text:span></text:p>
          </table:table-cell>
          <table:covered-table-cell/>
        </table:table-row>
        <table:table-row table:style-name="Table1.2">
          <table:covered-table-cell/>
          <table:table-cell table:style-name="Table1.A1" office:value-type="string">
            <text:p text:style-name="P12"/>
            <text:p text:style-name="P14"><text:span text:style-name="T2">x1</text:span></text:p>
            <text:p text:style-name="P12"><text:span text:style-name="T2"/></text:p>
          </table:table-cell>
          <table:table-cell table:style-name="Table1.A1" office:value-type="string">
            <text:p text:style-name="P12"/>
            <text:p text:style-name="P12"><text:span text:style-name="T3">x2</text:span></text:p>
          </table:table-cell>
          <table:table-cell table:style-name="Table1.A1" office:value-type="string">
            <text:p text:style-name="P14"/>
            <text:p text:style-name="P14"><text:span text:style-name="T2">x1</text:span></text:p>
          </table:table-cell>
          <table:table-cell table:style-name="Table1.A1" office:value-type="string">
            <text:p text:style-name="P14"/>
            <text:p text:style-name="P14"><text:span text:style-name="T2">x2</text:span></text:p>
          </table:table-cell>
          <table:table-cell table:style-name="Table1.A1" office:value-type="string">
            <text:p text:style-name="P14"/>
            <text:p text:style-name="P14"><text:span text:style-name="T2">x1</text:span></text:p>
          </table:table-cell>
          <table:table-cell table:style-name="Table1.A1" office:value-type="string">
            <text:p text:style-name="P14"/>
            <text:p text:style-name="P14"><text:span text:style-name="T2">x2</text:span></text:p>
          </table:table-cell>
        </table:table-row>
        <table:table-row table:style-name="Table1.3">
          <table:table-cell table:style-name="Table1.B1" office:value-type="string">
            <text:p text:style-name="P15">Iteraciones</text:p>
          </table:table-cell>
          <table:table-cell table:style-name="Table1.B1" office:value-type="string">
            <text:p text:style-name="P15">24</text:p>
          </table:table-cell>
          <table:table-cell table:style-name="Table1.B1" office:value-type="string">
            <text:p text:style-name="P15">25</text:p>
          </table:table-cell>
          <table:table-cell table:style-name="Table1.B1" office:value-type="string">
            <text:p text:style-name="P15">5</text:p>
          </table:table-cell>
          <table:table-cell table:style-name="Table1.B1" office:value-type="string">
            <text:p text:style-name="P15">5</text:p>
          </table:table-cell>
          <table:table-cell table:style-name="Table1.B1" office:value-type="string">
            <text:p text:style-name="P14"/>
          </table:table-cell>
          <table:table-cell table:style-name="Table1.B1" office:value-type="string">
            <text:p text:style-name="P14"/>
          </table:table-cell>
        </table:table-row>
        <table:table-row table:style-name="Table1.3">
          <table:table-cell table:style-name="Table1.A4" office:value-type="string">
            <text:p text:style-name="P12"><text:span text:style-name="T2">Tiempo</text:span></text:p>
          </table:table-cell>
          <table:table-cell table:style-name="Table1.A4" office:value-type="string">
            <text:p text:style-name="P14"><text:span text:style-name="T4">0.020000000000095</text:span></text:p>
          </table:table-cell>
          <table:table-cell table:style-name="Table1.A4" office:value-type="string">
            <text:p text:style-name="P14"><text:span text:style-name="T4">0.019999999999982</text:span></text:p>
          </table:table-cell>
          <table:table-cell table:style-name="Table1.A4" office:value-type="string">
            <text:p text:style-name="P14"><text:span text:style-name="T4">0.039999999999964 </text:span></text:p>
          </table:table-cell>
          <table:table-cell table:style-name="Table1.A4" office:value-type="string">
            <text:p text:style-name="P14"><text:span text:style-name="T4">0.029999999999973,</text:span></text:p>
          </table:table-cell>
          <table:table-cell table:style-name="Table1.A4" office:value-type="string">
            <text:p text:style-name="P14"><text:span text:style-name="T4">1.950000000000046</text:span></text:p>
          </table:table-cell>
          <table:table-cell table:style-name="Table1.A4" office:value-type="string">
            <text:p text:style-name="P14"><text:span text:style-name="T4">1.820000000000050</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7"><text:soft-page-break/>Análisis</text:p>
      <text:p text:style-name="P4"/>
      <text:p text:style-name="P5"><text:tab/>En esta tabla tenemos 2 métodos iterativos contra un <text:span text:style-name="T9">método</text:span> directo, particularmente tenemos el método de Jacobi, el <text:span text:style-name="T9">metido</text:span> Gauss-Seidel y el <text:span text:style-name="T9">método</text:span> de factorizacion LU. Para comparar estos <text:span text:style-name="T9">métodos</text:span> calculamos la <text:span text:style-name="T9">solución</text:span> de un mismo sistema de ecuaciones lineas y guardamos el tiempo y las iteraciones (en el caso de los iterativos) que tomaron <text:span text:style-name="T9">para resolverlo. </text:span></text:p>
      <text:p text:style-name="P5"/>
      <text:p text:style-name="P6"><text:tab/><text:span text:style-name="T9">Comencemos con comparar los iterativos con la factorizacion LU, podemos ver que el tiempo CPU para ambos iterativos es notablemente menor que el del método LU y es que los métodos iterativos son conocidos por ser mas eficientes que los métodos directos en su mayoría. Si vemos las formulas matriciales para los métodos iterativos, los cálculos necesarios se hacen sobre matrices de formas especiales que son fáciles de calcular (ejemplo: La inversa de la matriz D en la forma matricial de Jacobi son sus elementos elevados por -1) lo cual le facilita mucho el trabajo a la computadora. También es importante destacar que con los métodos iterativos podemos acortar aun mas el tiempo de calculo al dar un buena aproximación de la solución, aunque esta igual estando bastante lejos de la solución, llegara a la solución final, por estos factores es fácil recomendar mas un método iterativo mas que un método directo.</text:span></text:p>
      <text:p text:style-name="P6"/>
      <text:p text:style-name="P6"><text:span text:style-name="T9"><text:tab/>Ahora comparando los métodos recursivos podemos ver una gran diferencia entre el método de Jacobi (5 iteraciones) y el de Gauss-Seidel (24-25 iteraciones), esto demuestra una fuerte diferencia en la eficiencia de estos métodos. Esto no debería sorprendernos ya que analizando ambos métodos podríamos decir que el método de Jacobi es una versión optimizada o mejorada del método de Gauss-Seidel, en el segundo calculamos el vector x1 a partir de los valores de x0 solamente pero en Jacobi mientras calculamos valores de x1 usamos los valores de x1 ya calculados, de esta manera nos acercamos mas a la solución real por cada iteración, esto se ve reflejado en los resultados.</text:span></text:p>
      <text:p text:style-name="P6"/>
      <text:p text:style-name="P6"><text:tab/><text:span text:style-name="T9">Muchos métodos trabajan mejor bajo ciertas condiciones que otros así que no siempre habrá un método que sea mejor que todos en cualquier caso, pero los iterativos en general son mas eficientes que los directos y la ventaja de la aproximación es importante, entre los estudiados en este laboratorio escogería el Jacobi ya que se acerca mas a la solución en cada iteración, y si se usa con un código optimizado y bien hecho, deja a Gauss atrás tanto en tiempo como en el numero de iter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M Mono 12" svg:font-family="'LM Mono 12'" style:font-pitch="fixed"/>
    <style:font-face style:name="LM Roman Demi 10" svg:font-family="'LM Roman Demi 10'"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0:07:00.852729503</meta:creation-date>
    <dc:date>2015-01-30T01:21:45.599629220</dc:date>
    <meta:editing-duration>PT1H1M26S</meta:editing-duration>
    <meta:editing-cycles>4</meta:editing-cycles>
    <meta:generator>LibreOffice/4.2.7.2$Linux_X86_64 LibreOffice_project/420m0$Build-2</meta:generator>
    <meta:document-statistic meta:table-count="1" meta:image-count="0" meta:object-count="0" meta:page-count="2" meta:paragraph-count="34" meta:word-count="474" meta:character-count="2921" meta:non-whitespace-character-count="2458"/>
  </office:meta>
</office:document-meta>
</file>